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odulo" style:family="table">
      <style:table-properties style:width="17cm" table:align="margins" style:may-break-between-rows="true" table:border-model="collapsing"/>
    </style:style>
    <style:style style:name="modulo.A" style:family="table-column">
      <style:table-column-properties style:column-width="3.205cm" style:rel-column-width="12354*"/>
    </style:style>
    <style:style style:name="modulo.B" style:family="table-column">
      <style:table-column-properties style:column-width="13.795cm" style:rel-column-width="53181*"/>
    </style:style>
    <style:style style:name="modulo.A1" style:family="table-cell">
      <style:table-cell-properties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modulo.B1" style:family="table-cell">
      <style:table-cell-properties fo:background-color="transparent" fo:padding="0.097cm" fo:border-left="none" fo:border-right="0.5pt solid #000000" fo:border-top="0.5pt solid #000000" fo:border-bottom="none" style:writing-mode="page">
        <style:background-image/>
      </style:table-cell-properties>
    </style:style>
    <style:style style:name="modulo.2" style:family="table-row">
      <style:table-row-properties fo:keep-together="auto"/>
    </style:style>
    <style:style style:name="modulo.A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modulo.B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modulo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odulo.B6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b71" officeooo:paragraph-rsid="001e3b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6190" officeooo:paragraph-rsid="002361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" style:family="paragraph">
      <style:paragraph-properties fo:text-align="start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 style:data-style-name="C10114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number:date-style style:name="C10114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cognom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nome" form:control-implementation="ooo:com.sun.star.form.component.TextField" xml:id="control1" form:id="control1" form:data-field="nome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gnome" form:control-implementation="ooo:com.sun.star.form.component.TextField" xml:id="control2" form:id="control2" form:data-field="cognome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dataNascita" form:control-implementation="ooo:com.sun.star.form.component.DateField" xml:id="control3" form:id="control3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luogoNascita" form:control-implementation="ooo:com.sun.star.form.component.TextField" xml:id="control4" form:id="control4" form:data-field="luogoNascita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iscritto" form:control-implementation="ooo:com.sun.star.form.component.CheckBox" xml:id="control5" form:id="control5" form:label="Casella di controll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email" form:control-implementation="ooo:com.sun.star.form.component.TextField" xml:id="control6" form:id="control6" form:data-field="email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modulo" table:style-name="modulo" table:template-name="Default Style">
        <table:table-column table:style-name="modulo.A"/>
        <table:table-column table:style-name="modulo.B"/>
        <table:table-row>
          <table:table-cell table:style-name="modulo.A1" office:value-type="string">
            <text:p text:style-name="P2">Nome</text:p>
          </table:table-cell>
          <table:table-cell table:style-name="modulo.B1" office:value-type="string">
            <text:p text:style-name="P1"><draw:control text:anchor-type="as-char" draw:z-index="0" draw:name="nome" draw:style-name="gr1" draw:text-style-name="P4" svg:width="13.459cm" svg:height="0.648cm" draw:control="control1"/></text:p>
          </table:table-cell>
        </table:table-row>
        <table:table-row table:style-name="modulo.2">
          <table:table-cell table:style-name="modulo.A2" office:value-type="string">
            <text:p text:style-name="P2">Cognome</text:p>
          </table:table-cell>
          <table:table-cell table:style-name="modulo.B2" office:value-type="string">
            <text:p text:style-name="P1"><draw:control text:anchor-type="as-char" draw:z-index="1" draw:name="cognome" draw:style-name="gr1" draw:text-style-name="P4" svg:width="13.532cm" svg:height="0.618cm" draw:control="control2"/></text:p>
          </table:table-cell>
        </table:table-row>
        <table:table-row>
          <table:table-cell table:style-name="modulo.A2" office:value-type="string">
            <text:p text:style-name="P3">Email</text:p>
          </table:table-cell>
          <table:table-cell table:style-name="modulo.B2" office:value-type="string">
            <text:p text:style-name="P1"><draw:control text:anchor-type="as-char" draw:z-index="5" draw:name="email" draw:style-name="gr1" draw:text-style-name="P4" svg:width="13.413cm" svg:height="0.592cm" draw:control="control6"/></text:p>
          </table:table-cell>
        </table:table-row>
        <table:table-row>
          <table:table-cell table:style-name="modulo.A2" office:value-type="string">
            <text:p text:style-name="P2">Data di Nascita</text:p>
          </table:table-cell>
          <table:table-cell table:style-name="modulo.B2" office:value-type="string">
            <text:p text:style-name="P1"><draw:control text:anchor-type="as-char" draw:z-index="2" draw:name="dataNascita" draw:style-name="gr3" draw:text-style-name="P5" svg:width="2.528cm" svg:height="0.53cm" draw:control="control3"/></text:p>
          </table:table-cell>
        </table:table-row>
        <table:table-row table:style-name="modulo.2">
          <table:table-cell table:style-name="modulo.A2" office:value-type="string">
            <text:p text:style-name="P2">Luogo di Nascita</text:p>
          </table:table-cell>
          <table:table-cell table:style-name="modulo.B2" office:value-type="string">
            <text:p text:style-name="P1"><draw:control text:anchor-type="as-char" draw:z-index="3" draw:name="luogoNascita" draw:style-name="gr1" draw:text-style-name="P4" svg:width="13.509cm" svg:height="0.544cm" draw:control="control4"/></text:p>
          </table:table-cell>
        </table:table-row>
        <table:table-row>
          <table:table-cell table:style-name="modulo.A6" office:value-type="string">
            <text:p text:style-name="P2">Iscritto</text:p>
          </table:table-cell>
          <table:table-cell table:style-name="modulo.B6" office:value-type="string">
            <text:p text:style-name="P1"><draw:control text:anchor-type="as-char" draw:z-index="4" draw:name="iscritto" draw:style-name="gr2" draw:text-style-name="P5" svg:width="0.442cm" svg:height="0.398cm" draw:control="control5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13:28:33.288000000</meta:creation-date>
    <dc:date>2023-11-15T13:21:09.573000000</dc:date>
    <meta:editing-duration>PT23M28S</meta:editing-duration>
    <meta:editing-cycles>8</meta:editing-cycles>
    <meta:generator>LibreOffice/7.5.2.2$Windows_X86_64 LibreOffice_project/53bb9681a964705cf672590721dbc85eb4d0c3a2</meta:generator>
    <meta:print-date>2023-11-14T21:22:44.368000000</meta:print-date>
    <meta:printed-by>PDF files</meta:printed-by>
    <meta:document-statistic meta:table-count="1" meta:image-count="0" meta:object-count="0" meta:page-count="1" meta:paragraph-count="12" meta:word-count="10" meta:character-count="55" meta:non-whitespace-character-count="51"/>
  </office:meta>
</office:document-meta>
</file>